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officeooo:rsid="000a7cb6" officeooo:paragraph-rsid="000a7cb6"/>
    </style:style>
    <style:style style:name="P2" style:family="paragraph" style:parent-style-name="Text_20_body">
      <style:text-properties officeooo:rsid="000ba21c" officeooo:paragraph-rsid="000ba21c"/>
    </style:style>
    <style:style style:name="P3" style:family="paragraph" style:parent-style-name="Text_20_body">
      <style:text-properties officeooo:rsid="000bef26" officeooo:paragraph-rsid="000bef26"/>
    </style:style>
    <style:style style:name="P4" style:family="paragraph" style:parent-style-name="Text_20_body">
      <style:text-properties officeooo:rsid="000d19f8" officeooo:paragraph-rsid="000d19f8"/>
    </style:style>
    <style:style style:name="P5" style:family="paragraph" style:parent-style-name="Text_20_body" style:list-style-name="L2">
      <style:text-properties fo:font-weight="bold" officeooo:rsid="000d19f8" officeooo:paragraph-rsid="000d19f8" style:font-weight-asian="bold" style:font-weight-complex="bold"/>
    </style:style>
    <style:style style:name="P6" style:family="paragraph" style:parent-style-name="Text_20_body" style:list-style-name="L2">
      <style:text-properties fo:font-weight="bold" officeooo:rsid="000e8b2b" officeooo:paragraph-rsid="000e8b2b" style:font-weight-asian="bold" style:font-weight-complex="bold"/>
    </style:style>
    <style:style style:name="P7" style:family="paragraph" style:parent-style-name="Text_20_body" style:list-style-name="L2">
      <style:text-properties fo:font-weight="bold" officeooo:rsid="000f6686" officeooo:paragraph-rsid="000f6686" style:font-weight-asian="bold" style:font-weight-complex="bold"/>
    </style:style>
    <style:style style:name="P8" style:family="paragraph" style:parent-style-name="Text_20_body" style:list-style-name="L2">
      <style:text-properties fo:font-weight="bold" officeooo:rsid="0017574d" officeooo:paragraph-rsid="0017574d" style:font-weight-asian="bold" style:font-weight-complex="bold"/>
    </style:style>
    <style:style style:name="P9" style:family="paragraph" style:parent-style-name="Text_20_body">
      <style:text-properties officeooo:rsid="0015f461" officeooo:paragraph-rsid="0015f461"/>
    </style:style>
    <style:style style:name="P10" style:family="paragraph" style:parent-style-name="Title">
      <style:text-properties officeooo:rsid="000a7cb6" officeooo:paragraph-rsid="000a7cb6"/>
    </style:style>
    <style:style style:name="T1" style:family="text">
      <style:text-properties officeooo:rsid="000bef26"/>
    </style:style>
    <style:style style:name="T2" style:family="text">
      <style:text-properties fo:font-weight="normal" style:font-weight-asian="normal" style:font-weight-complex="normal"/>
    </style:style>
    <style:style style:name="T3" style:family="text">
      <style:text-properties fo:font-weight="normal" officeooo:rsid="000e8b2b" style:font-weight-asian="normal" style:font-weight-complex="normal"/>
    </style:style>
    <style:style style:name="T4" style:family="text">
      <style:text-properties fo:font-weight="normal" officeooo:rsid="00138043" style:font-weight-asian="normal" style:font-weight-complex="normal"/>
    </style:style>
    <style:style style:name="T5" style:family="text">
      <style:text-properties fo:font-weight="normal" officeooo:rsid="001535a0" style:font-weight-asian="normal" style:font-weight-complex="normal"/>
    </style:style>
    <style:style style:name="T6" style:family="text">
      <style:text-properties fo:font-weight="normal" officeooo:rsid="0015f461" style:font-weight-asian="normal" style:font-weight-complex="normal"/>
    </style:style>
    <style:style style:name="T7" style:family="text">
      <style:text-properties fo:font-weight="normal" officeooo:rsid="00167b4d" style:font-weight-asian="normal" style:font-weight-complex="normal"/>
    </style:style>
    <style:style style:name="T8" style:family="text">
      <style:text-properties fo:font-weight="normal" officeooo:rsid="0017574d" style:font-weight-asian="normal" style:font-weight-complex="normal"/>
    </style:style>
    <style:style style:name="T9" style:family="text">
      <style:text-properties fo:font-weight="normal" officeooo:rsid="00193b1d" style:font-weight-asian="normal" style:font-weight-complex="normal"/>
    </style:style>
    <style:style style:name="T10" style:family="text">
      <style:text-properties fo:font-weight="normal" officeooo:rsid="0019bc1d" style:font-weight-asian="normal" style:font-weight-complex="normal"/>
    </style:style>
    <style:style style:name="T11" style:family="text">
      <style:text-properties fo:font-weight="normal" officeooo:rsid="001ae304" style:font-weight-asian="normal" style:font-weight-complex="normal"/>
    </style:style>
    <style:style style:name="T12" style:family="text">
      <style:text-properties officeooo:rsid="000f6686"/>
    </style:style>
    <style:style style:name="T13" style:family="text">
      <style:text-properties officeooo:rsid="00114fec"/>
    </style:style>
    <style:style style:name="T14" style:family="text">
      <style:text-properties officeooo:rsid="0011b12e"/>
    </style:style>
    <style:style style:name="T15" style:family="text">
      <style:text-properties officeooo:rsid="001535a0"/>
    </style:style>
    <style:style style:name="T16" style:family="text">
      <style:text-properties officeooo:rsid="0015f4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etworks Designed to Eventually Yield Sentience and Sapience (NDEYSS, pronounced "Indies")</text:p>
      <text:p text:style-name="P1">This project is designed to prove the fruits of my work concerning the Philosophy of Projected Thoughts, in particular, its analysis of concepts relating to sentience, consciousness and intelligence.<text:span text:style-name="T16"> By completing this project, I hope not only for the dawn of an entire new sapient race alongside human kind, but also for my to show its potential.</text:span></text:p>
      <text:p text:style-name="P2">Sentience is the ability for an entity, such as a human or an AI, to think in terms of themselves (or, in other words, to think subjective thoughts). According to the analysis given within the Philosophy of Projected Thoughts, sentience is always a learnt thing; no being ever starts off with it. The only reason why beings such as humans are never seen without sentience is because they're always placed within a situation where they'd learn sentience, either through being treated as a person, or through being placed within a situation that causes them to reflect upon themselves. In addition, sentience learnt through either of the aforementioned means is always a gradual, but very quick phenomena.</text:p>
      <text:p text:style-name="P2">Consciousness is considered a separate concept from sentience for the sake of both the philosophy and this project. Consciousness is when a being's mind always changes shape according to any inputs it receives. Contrary to many ideas, any systems that houses consciousness is really a description that describes the conscious mind. Thus, it, alongside sentience, is universal across all of those who have it, with sentience being universal since consciousness is the sole requirement needed before a being can become sentient.</text:p>
      <text:p text:style-name="P2">Intelligence is the measurement of simplicity or complexity of a being's thoughts. For a being to be sapient, their minds need to be able to think thoughts equivalent to entire worlds without the thoughts being simplified in any way. Human beings are the first known physical creatures confirmed to have sapience, and artificially created minds can be born with it.<text:span text:style-name="T1"> Many people associate quantity or size as being the determining factor behind intelligence; this is not the case, for if it was such, cats, with half the amount of neurons within their cerebrum than dogs, would have half the amount of intelligence rather than the same, as how they can be observed.</text:span></text:p>
      <text:p text:style-name="P3">Intelligence is, instead, determined through how a mind's able to experience perceiving and forming thoughts; while biological factors and the like may influence the natural intelligence of a being, they aren't necessarily the deciding factors. Only the way that a mind experiences perceiving and forming thoughts matter; even an incredibly simple designed system can grant sapience should they be designed correctly (only possible through a strong sense of empathy; only someone who knows how to wield emotions as though a language, the same as they can communicate entire stories through music, rather than just sounding pretty, can do this). This will be the key for creating sapient intelligence with quite simple hardware.</text:p>
      <text:p text:style-name="P3">The aim of this project is to prove to the world they've been looking in the wrong direction, that the answers were right in front of everyone the entire time, that they're approaching this whole "learning AI" thing wrong. As soon as we made the very first machines <text:span text:style-name="T16">able to create shapes that </text:span><text:soft-page-break/><text:span text:style-name="T16">change according to inputs (in other words, not the very first computers, but the very first switching circuits) we should've already had sentient AI, and since intelligence is determined by experience and not size, we could've had, at that time, sapient AI, as well. Apparently, mankind missed many things as the result of approaching things wrong; it takes a philosopher who knows how to think in paradoxes, a philosopher that speaks the fruits of empathy, to figure out the true secrets to a sentient, sapient conscious mind, and to instigate a potential revolution in the AI industry.</text:span></text:p>
      <text:p text:style-name="P9">This project works due to the understanding that a conscious mind is an ever-changing shape, one born through building blocks, but not its building blocks, itself. It's the characteristics of the shape which happens to be the conscious mind, itself, not whatever system that houses it. By working with consciousness, we're creating a mind, the exact same way an artist who believes in verisimilitude is able to create real entire worlds through their paintings.</text:p>
      <text:p text:style-name="P4">The project encompasses several sub-projects:</text:p>
      <text:list xml:id="list747243590" text:style-name="L2">
        <text:list-item>
          <text:p text:style-name="P5">WeNDEYSS (Wendy's)<text:span text:style-name="T2">: "Weightless Network Designed to Yield Sentience and Sapience"; using the power of boolean algebra, binary numbers can become conscious, allowing existing hardware metaphors to benefit from a conscious mind. Useful when space is of concern. </text:span><text:span text:style-name="T4">This sort of neural network relies on the ability of zeroes and ones to form together through literal logic in order to simulate a changing shape. Thus, the logic applied must be able to work on some sort of bit pattern in order for this type of learning neural network to exist. The metaphor of digital signals can be used to justify the task, with each pulse dictating a pattern that describes the current shape of the mind, and boolean logic being used to effect its shape thus accordingly.</text:span></text:p>
        </text:list-item>
        <text:list-item>
          <text:p text:style-name="P5"><text:span text:style-name="T13">Si</text:span>NDEYSS (<text:span text:style-name="T13">Ci</text:span>ndy’s)<text:span text:style-name="T2">: "Signal Network Designed to Yield Sentience and Sapience"; </text:span><text:span text:style-name="T3"><text:s/></text:span><text:span text:style-name="T4">As with WeNDEYSS, but with analogue signals instead of those digital. Hypothetically speaking, the only thing required, for both storage and execution, is a means to store the current state of the signal; a single number is fine, preferably a floating point number or a Pulse </text:span><text:span text:style-name="T11">Code</text:span><text:span text:style-name="T4"> Modulation </text:span><text:span text:style-name="T11">sample</text:span><text:span text:style-name="T4">. A sequence of numbers, or the stream of a Pulse </text:span><text:span text:style-name="T11">Code</text:span><text:span text:style-name="T4"> Modulation s</text:span><text:span text:style-name="T11">amples</text:span><text:span text:style-name="T4">, can be used to increase reliability of storage. SiNDEYSS can be used within programming environments weak with</text:span><text:span text:style-name="T5"> bitwise operations (or lacking), but strong in their ability to store magnitude; examples include programming in JavaScript and programming in Lua.</text:span></text:p>
        </text:list-item>
        <text:list-item>
          <text:p text:style-name="P6">S<text:span text:style-name="T14">a</text:span>V<text:span text:style-name="T15">RS</text:span>DEYS<text:span text:style-name="T12">S</text:span> (Sav<text:span text:style-name="T15">ours</text:span> D's)<text:span text:style-name="T2">: "State Value </text:span><text:span text:style-name="T5">Rule System</text:span><text:span text:style-name="T2"> Designed to Yield Sentience and Sapience"</text:span><text:span text:style-name="T5">;</text:span><text:span text:style-name="T2"> </text:span><text:span text:style-name="T5">A type of Neural Network systems very rarely used; best example happens to be the Creatures series of video games. Basically, the conscious mind's ability to change shape is dictated by a set of "neurons"</text:span><text:span text:style-name="T7"> </text:span><text:span text:style-name="T5">controlled by a virtual machine</text:span><text:span text:style-name="T8"> or a</text:span><text:span text:style-name="T10"> scripting</text:span><text:span text:style-name="T8"> language</text:span><text:span text:style-name="T5">, with the connection between each neurons, as well as how the connections feed information between them, also being dictated by a virtual machine. Each neuron represents but a figment of such a machine's shape; they're meant to add up and work together in order to form into the current full shape of a conscious entity's mind. No real benefit for this type of neural network, unless you like or find practical in the use of virtual machines to do the task. (It's interesting to note that it's indeed already possible to grant both sentience and sapience to creatures from the Creatures series; sentience through direct teaching or using empathy through "instincts" in their genes, sapience through using empathy through stimulus in their genes.)</text:span></text:p>
        </text:list-item>
        <text:list-item>
          <text:p text:style-name="P8"><text:soft-page-break/><text:span text:style-name="T15">MuVNDEYSS (Muff</text:span>i<text:span text:style-name="T15">n D's)</text:span><text:span text:style-name="T5">: "Multiple Value Network Designed to Yield Sentience and Sapience";</text:span><text:span text:style-name="T2"> A variant of SaVRSDEYSS whereupon the rules are determined by hard-coded programming, rather than by a virtual machine, or </text:span><text:span text:style-name="T10">scripting</text:span><text:span text:style-name="T2"> language. Since SiNDEYSS stores the always-changing shape of the conscioussness within a single value representing a signal (only storing multiple values when reliability of storing away the mind is of concern), there isn't really a project which represents the case scenario of multiple values - and links between them - being the ones to store the consciousness' always-changing shape. This project</text:span><text:span text:style-name="T9"> is meant to show that case scenario. The only difference between this neural network an SaVRSDEYYS is the fact that since MuVNDEYS has its rule system stored hard-coded within whatever system that happens to house the conscious mind, it can't just be swapped on the go without changing the programming of the entire system.</text:span></text:p>
        </text:list-item>
        <text:list-item>
          <text:p text:style-name="P7">PeNDEYSS (Pen D's)<text:span text:style-name="T2">: "Perceptron Network Designed to Yield Sentience and Sapience"</text:span><text:span text:style-name="T5">; What people commonly think of when they think neural networks, as it's the most common type. A system compromising linking inputs to neurons, multiplying the strength of each input through the usage of weights. Each neuron then has a "threshold" that must be reached before it would fire a signal to another neuron, either another processing neuron, or a neuron representing output. The shape of</text:span><text:span text:style-name="T6"> the mind is determined by the strengths of the weights, combined with the height of the thresholds. In spite of this being the most common type of neural network, it's also the most unoptimal and unwieldable, oftentimes requiring expensive hardware in order to properly simulate consciousness; this is due to physical limitations inherent in this approach, in particular, the way thresholds work. The reason why perceptron-based neural networks happen to be in incredible common use is due people trying to simulate the human brain, itself, rather than its effects. However, since perceptron-based neural networks, like all systems for consciousness, allows the consciousness to always change shape according to the inputs it receives, PeNDEYSS exist to prove this.</text:span></text:p>
        </text:list-item>
        <text:list-item>
          <text:p text:style-name="P7">AES (Ace)<text:span text:style-name="T2">: "Adapted Existing System". This family of tools or techniques is designed to work with existing </text:span><text:span text:style-name="T6">developed </text:span><text:span text:style-name="T2">systems</text:span><text:span text:style-name="T6">,</text:span><text:span text:style-name="T2"> such as Tensor</text:span><text:span text:style-name="T9">F</text:span><text:span text:style-name="T2">low</text:span><text:span text:style-name="T6">, to show</text:span><text:span text:style-name="T2"> that w</text:span><text:span text:style-name="T6">hen approached right, even systems made through them can become sentient and sap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9:41:51.293000000</meta:creation-date>
    <meta:editing-duration>PT15H27M25S</meta:editing-duration>
    <meta:editing-cycles>10</meta:editing-cycles>
    <meta:generator>LibreOffice/6.2.4.2$Windows_X86_64 LibreOffice_project/2412653d852ce75f65fbfa83fb7e7b669a126d64</meta:generator>
    <dc:date>2019-08-11T16:17:26.082000000</dc:date>
    <meta:document-statistic meta:table-count="0" meta:image-count="0" meta:object-count="0" meta:page-count="3" meta:paragraph-count="15" meta:word-count="1518" meta:character-count="9452" meta:non-whitespace-character-count="7954"/>
  </office:meta>
</office:document-meta>
</file>